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855" officeooo:paragraph-rsid="000a08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We were not ablr to upload our implementation on moodle as the zip file size is too large.</text:p>
      <text:p text:style-name="P1"/>
      <text:p text:style-name="P1">Please access the file from here.</text:p>
      <text:p text:style-name="P1"/>
      <text:p text:style-name="P1"><text:a xlink:type="simple" xlink:href="https://iiitaphyd-my.sharepoint.com/:u:/g/personal/sarat_chandra_research_iiit_ac_in/ERK-u-zAVFpPkTyA-UMih2QBjfYgxai0IYAiDUxG7n_Qzg?e=EZ1YFd" text:style-name="Internet_20_link" text:visited-style-name="Visited_20_Internet_20_Link">Halen_MR2022_PROJECT_MID_EVAL.zip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6T02:07:06.747979127</meta:creation-date>
    <dc:date>2022-11-06T02:09:01.603491715</dc:date>
    <meta:editing-duration>PT1M5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25" meta:character-count="156" meta:non-whitespace-character-count="134"/>
  </office:meta>
</office:document-meta>
</file>